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fb6a7"/>
    </style:style>
    <style:style style:name="P2" style:family="paragraph" style:parent-style-name="Standard">
      <style:paragraph-properties fo:text-align="start" style:justify-single-word="false"/>
      <style:text-properties fo:language="en" fo:country="US" officeooo:rsid="001fb6a7"/>
    </style:style>
    <style:style style:name="P3" style:family="paragraph" style:parent-style-name="Standard">
      <style:paragraph-properties fo:text-align="start" style:justify-single-word="false"/>
      <style:text-properties fo:language="en" fo:country="US" officeooo:rsid="0025b9d8" officeooo:paragraph-rsid="0025b9d8"/>
    </style:style>
    <style:style style:name="P4" style:family="paragraph" style:parent-style-name="Standard">
      <style:paragraph-properties fo:text-align="center" style:justify-single-word="false"/>
      <style:text-properties fo:font-size="18pt" fo:language="en" fo:country="US" style:text-underline-style="solid" style:text-underline-width="auto" style:text-underline-color="font-color" fo:font-weight="bold" officeooo:rsid="001fb6a7" style:font-size-asian="18pt" style:font-weight-asian="bold" style:font-size-complex="18pt" style:font-weight-complex="bold"/>
    </style:style>
    <style:style style:name="P5" style:family="paragraph" style:parent-style-name="Standard">
      <style:paragraph-properties fo:text-align="start" style:justify-single-word="false"/>
      <style:text-properties officeooo:paragraph-rsid="0025b9d8"/>
    </style:style>
    <style:style style:name="P6" style:family="paragraph" style:parent-style-name="Standard">
      <style:paragraph-properties fo:text-align="start" style:justify-single-word="false"/>
      <style:text-properties officeooo:paragraph-rsid="002e0b95"/>
    </style:style>
    <style:style style:name="P7" style:family="paragraph" style:parent-style-name="Standard">
      <style:paragraph-properties fo:text-align="start" style:justify-single-word="false"/>
      <style:text-properties officeooo:paragraph-rsid="003348e1"/>
    </style:style>
    <style:style style:name="P8" style:family="paragraph" style:parent-style-name="Standard">
      <style:paragraph-properties fo:text-align="start" style:justify-single-word="false"/>
      <style:text-properties officeooo:rsid="002784ff" officeooo:paragraph-rsid="002784ff"/>
    </style:style>
    <style:style style:name="P9" style:family="paragraph" style:parent-style-name="Standard">
      <style:paragraph-properties fo:text-align="start" style:justify-single-word="false"/>
      <style:text-properties officeooo:rsid="00296747" officeooo:paragraph-rsid="00296747"/>
    </style:style>
    <style:style style:name="P10" style:family="paragraph" style:parent-style-name="Standard">
      <style:paragraph-properties fo:text-align="start" style:justify-single-word="false"/>
      <style:text-properties officeooo:rsid="00299c12" officeooo:paragraph-rsid="00299c12"/>
    </style:style>
    <style:style style:name="P11" style:family="paragraph" style:parent-style-name="Standard">
      <style:paragraph-properties fo:text-align="start" style:justify-single-word="false"/>
      <style:text-properties officeooo:rsid="0029eae3" officeooo:paragraph-rsid="0029eae3"/>
    </style:style>
    <style:style style:name="P12" style:family="paragraph" style:parent-style-name="Standard" style:list-style-name="L1">
      <style:paragraph-properties fo:text-align="start" style:justify-single-word="false"/>
      <style:text-properties officeooo:rsid="002bfdcd" officeooo:paragraph-rsid="002bfdcd"/>
    </style:style>
    <style:style style:name="P13" style:family="paragraph" style:parent-style-name="Standard">
      <style:paragraph-properties fo:text-align="start" style:justify-single-word="false"/>
      <style:text-properties officeooo:rsid="002bfdcd" officeooo:paragraph-rsid="002bfdcd"/>
    </style:style>
    <style:style style:name="P14" style:family="paragraph" style:parent-style-name="Standard">
      <style:paragraph-properties fo:text-align="start" style:justify-single-word="false"/>
      <style:text-properties officeooo:rsid="003310b7" officeooo:paragraph-rsid="003310b7"/>
    </style:style>
    <style:style style:name="T1" style:family="text">
      <style:text-properties fo:language="en" fo:country="US"/>
    </style:style>
    <style:style style:name="T2" style:family="text">
      <style:text-properties fo:language="en" fo:country="US" officeooo:rsid="002601d4"/>
    </style:style>
    <style:style style:name="T3" style:family="text">
      <style:text-properties fo:language="en" fo:country="US" officeooo:rsid="0025b9d8"/>
    </style:style>
    <style:style style:name="T4" style:family="text">
      <style:text-properties fo:language="en" fo:country="US" officeooo:rsid="002b7e41"/>
    </style:style>
    <style:style style:name="T5" style:family="text">
      <style:text-properties fo:language="en" fo:country="US" officeooo:rsid="002bfdcd"/>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601d4" style:font-weight-asian="bold" style:font-weight-complex="bold"/>
    </style:style>
    <style:style style:name="T8" style:family="text">
      <style:text-properties fo:language="en" fo:country="US" fo:font-weight="bold" officeooo:rsid="0025b9d8" style:font-weight-asian="bold" style:font-weight-complex="bold"/>
    </style:style>
    <style:style style:name="T9" style:family="text">
      <style:text-properties fo:language="en" fo:country="US" fo:font-weight="bold" officeooo:rsid="002e0b95"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2e0b95"/>
    </style:style>
    <style:style style:name="T12" style:family="text">
      <style:text-properties fo:language="en" fo:country="US" officeooo:rsid="002fc834"/>
    </style:style>
    <style:style style:name="T13" style:family="text">
      <style:text-properties fo:language="en" fo:country="US" officeooo:rsid="003101ca"/>
    </style:style>
    <style:style style:name="T14" style:family="text">
      <style:text-properties fo:language="en" fo:country="US" officeooo:rsid="0031c54e"/>
    </style:style>
    <style:style style:name="T15" style:family="text">
      <style:text-properties fo:language="en" fo:country="US" officeooo:rsid="003348e1"/>
    </style:style>
    <style:style style:name="T16" style:family="text">
      <style:text-properties fo:font-weight="bold" style:font-weight-asian="bold" style:font-weight-complex="bold"/>
    </style:style>
    <style:style style:name="T17" style:family="text">
      <style:text-properties officeooo:rsid="003348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valuating metagenomics tools for genome</text:p>
      <text:p text:style-name="P4">binning with real metagenomic datasets</text:p>
      <text:p text:style-name="P4">and CAMI datasets</text:p>
      <text:p text:style-name="P1"/>
      <text:p text:style-name="P1"/>
      <text:p text:style-name="P2"/>
      <text:p text:style-name="P3">Background</text:p>
      <text:p text:style-name="P3"/>
      <text:p text:style-name="P5"><text:span text:style-name="T7">A</text:span><text:span text:style-name="T8">mplicon sequencing</text:span><text:span text:style-name="T3"> is one of the m</text:span><text:span text:style-name="T2">ain strategy to research microbial communities’s taxonomic profiles. But the method is limited, they can only work on specific phylogenetic markers or part sequenced by specific primers which limit the the quantity of information and functions which can be studied. The solution to these problem is the</text:span><text:span text:style-name="T7"> shotgun metagenomics sequencing.</text:span><text:span text:style-name="T2"> As the technique is untargeted we have have access to all the information further more it give the possibility to get data on unknown or unstudied species contrary to amplicon method. </text:span></text:p>
      <text:p text:style-name="P5"><text:span text:style-name="T2"/></text:p>
      <text:p text:style-name="P5"><text:span text:style-name="T2"/></text:p>
      <text:p text:style-name="P8"><text:span text:style-name="T6"><text:s/></text:span><text:span text:style-name="T7">M</text:span><text:span text:style-name="T6">etagenomics</text:span><text:span text:style-name="T1"> is a broad field which is applied on many different environments such as soil, oceans, wastewater and guts. The study of microbial community is a necessity as it is a key actor of their ecosystem. They have roles in the metabolism of multi-cellular species and metagenomics is an important method <text:s/>to develop our knowledge on this field which has great implications in public, <text:s/>health, preservation of the nature and the development of biotechnologies.</text:span></text:p>
      <text:p text:style-name="P8"><text:span text:style-name="T1"/></text:p>
      <text:p text:style-name="P9"><text:span text:style-name="T1">A key challenge of metagenomics is the </text:span><text:span text:style-name="T10">step of </text:span><text:span text:style-name="T6">clustering or “bin”</text:span><text:span text:style-name="T1">. There are two types of clustering, taxonomic dependent, or <text:s/>taxonomy binning, and taxonomy independent, or genome binning.</text:span></text:p>
      <text:p text:style-name="P10"><text:span text:style-name="T6">Taxonomy binning</text:span><text:span text:style-name="T1">, is a supervised binning method using a step of mapping. This binning is limited by the </text:span><text:span text:style-name="T4">pre-existing knowledge contained in the</text:span><text:span text:style-name="T1"> database.</text:span></text:p>
      <text:p text:style-name="P11"><text:span text:style-name="T6">Genome binning</text:span><text:span text:style-name="T1"> is an unsupervised binning method. </text:span><text:span text:style-name="T5">It uses machine learning techniques to bin the contigs in one genome by searching features or linkages patterns between sequences. This method is comprised of three types of binning:</text:span></text:p>
      <text:list xml:id="list1389281370" text:style-name="L1">
        <text:list-item>
          <text:p text:style-name="P12"><text:span text:style-name="T1">Sequence composition based </text:span></text:p>
        </text:list-item>
        <text:list-item>
          <text:p text:style-name="P12"><text:span text:style-name="T1">Differential abundance based </text:span></text:p>
        </text:list-item>
        <text:list-item>
          <text:p text:style-name="P12"><text:span text:style-name="T1">hybrid method</text:span></text:p>
        </text:list-item>
      </text:list>
      <text:p text:style-name="P13"><text:span text:style-name="T6">Sequence composition method</text:span><text:span text:style-name="T1"> is using metrics such as %GC, the frequency of k-mer, and the genes in single copy. The longer </text:span><text:span text:style-name="T11">and the more covered </text:span><text:span text:style-name="T1">the sequence is the more </text:span><text:span text:style-name="T11">efficient</text:span><text:span text:style-name="T1"> this method will be. </text:span><text:span text:style-name="T11">The enhancing of results from NGS is a great help for this techni</text:span><text:span text:style-name="T12">que. </text:span></text:p>
      <text:p text:style-name="P6"><text:span text:style-name="T9">Differential abundance method</text:span><text:span text:style-name="T11">, </text:span><text:span text:style-name="T12">suppose that the sequences from a same genome have the same abundance in a sample and that sequences from a same specy have </text:span><text:span text:style-name="T13">a similar distribution of patterns across multiple samples. </text:span><text:span text:style-name="T14">Assembler using de brujn graph are easily exploitable by this method as they give more information on pattern across samples and inside a sample.</text:span></text:p>
      <text:p text:style-name="P14"><text:span text:style-name="T14">O</text:span><text:span text:style-name="T1">ften those two methods complement each other <text:s/>which leads to more accurate binning.</text:span></text:p>
      <text:p text:style-name="P14"><text:span text:style-name="T1"/></text:p>
      <text:p text:style-name="P7"><text:span text:style-name="T15">As binning is a key step of metagenomics, it is important that the informatics tools used for this step are the most suitable. To compare them t</text:span>he Critical Assessment of Metagenome Interpretation <text:span text:style-name="T16">(CAMI)</text:span> a community-led initiative <text:span text:style-name="T17">is commonly us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10:58:48.322226618</meta:creation-date>
    <dc:date>2021-02-04T16:28:29.294026298</dc:date>
    <meta:editing-duration>PT36M21S</meta:editing-duration>
    <meta:editing-cycles>12</meta:editing-cycles>
    <meta:generator>LibreOffice/6.4.6.2$Linux_X86_64 LibreOffice_project/40$Build-2</meta:generator>
    <meta:document-statistic meta:table-count="0" meta:image-count="0" meta:object-count="0" meta:page-count="1" meta:paragraph-count="16" meta:word-count="433" meta:character-count="2736" meta:non-whitespace-character-count="2312"/>
  </office:meta>
</office:document-meta>
</file>